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f6fe1" officeooo:paragraph-rsid="000f6f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CONSULTES MONOREGISTRE</text:p>
      <text:p text:style-name="P1">Retornen un únic valor (una única fila i columna)</text:p>
      <text:p text:style-name="P1">Operadors: =, &gt;, &gt;=, &lt;, &lt;=, &lt;&gt;</text:p>
      <text:p text:style-name="P1"/>
      <text:p text:style-name="P1"><text:s text:c="4"/>Llista els venedors tals que la seva oficina sigui Chicago</text:p>
      <text:p text:style-name="P1"/>
      <text:p text:style-name="P1"><text:s text:c="4"/>Amb JOIN:</text:p>
      <text:p text:style-name="P1"><text:s text:c="8"/>SELECT nombre</text:p>
      <text:p text:style-name="P1"><text:s text:c="8"/>FROM repventas</text:p>
      <text:p text:style-name="P1"><text:s text:c="8"/>JOIN oficinas ON oficina_rep = oficina</text:p>
      <text:p text:style-name="P1"><text:s text:c="8"/>WHERE ciudad = 'Chicago';</text:p>
      <text:p text:style-name="P1"/>
      <text:p text:style-name="P1"><text:s text:c="4"/>Amb subconsulta:</text:p>
      <text:p text:style-name="P1"><text:s text:c="8"/>SELECT nombre</text:p>
      <text:p text:style-name="P1"><text:s text:c="8"/>FROM repventas</text:p>
      <text:p text:style-name="P1"><text:s text:c="8"/>WHERE oficina_rep = (SELECT oficina </text:p>
      <text:p text:style-name="P1"><text:s text:c="31"/>FROM oficinas </text:p>
      <text:p text:style-name="P1"><text:s text:c="31"/>WHERE ciudad = 'Chicago');</text:p>
      <text:p text:style-name="P1"><text:s text:c="31"/></text:p>
      <text:p text:style-name="P1"><text:s text:c="4"/>Llista tots els venedors tals que les seves vendes siguin superiors a les vendes de Sam Clark</text:p>
      <text:p text:style-name="P1"><text:s text:c="8"/>SELECT nombre</text:p>
      <text:p text:style-name="P1"><text:s text:c="8"/>FROM repventes</text:p>
      <text:p text:style-name="P1"><text:s text:c="8"/>WHERE ventas &gt; (SELECT ventas</text:p>
      <text:p text:style-name="P1"><text:s text:c="24"/>FROM repventas</text:p>
      <text:p text:style-name="P1"><text:s text:c="24"/>WHERE nombre = 'Sam Clark');</text:p>
      <text:p text:style-name="P1"><text:s text:c="24"/></text:p>
      <text:p text:style-name="P1"><text:s text:c="4"/>Llista els clients que les seves compres hagin superat el seu límit de crèdit.</text:p>
      <text:p text:style-name="P1"><text:s text:c="8"/>SELECT empresa</text:p>
      <text:p text:style-name="P1"><text:s text:c="8"/>FROM clientes</text:p>
      <text:p text:style-name="P1"><text:s text:c="8"/>WHERE limite_credito &lt; (SELECT SUM(importe)</text:p>
      <text:p text:style-name="P1"><text:s text:c="31"/>FROM pedidos</text:p>
      <text:p text:style-name="P1"><text:s text:c="31"/>WHERE clie = num_clie);</text:p>
      <text:p text:style-name="P1"/>
      <text:p text:style-name="P1">SUBCONSULTES MULTIREGISTRE</text:p>
      <text:p text:style-name="P1">Retornen més d'un registre</text:p>
      <text:p text:style-name="P1">Operadors: IN, ANY, ALL, EXISTS</text:p>
      <text:p text:style-name="P1"/>
      <text:p text:style-name="P1"><text:s text:c="4"/>IN</text:p>
      <text:p text:style-name="P1"><text:s text:c="4"/>Alguna fila de la subconsulta coincideix amb el camp avaluat.</text:p>
      <text:p text:style-name="P1"><text:s text:c="4"/></text:p>
      <text:p text:style-name="P1"><text:s text:c="4"/>Mostra els clients que el seu representant de vendes ha fet una comanda superior a 10000.</text:p>
      <text:p text:style-name="P1"><text:s text:c="8"/>SELECT empresa</text:p>
      <text:p text:style-name="P1"><text:s text:c="8"/>FROM clientes</text:p>
      <text:p text:style-name="P1"><text:s text:c="8"/>WHERE rep_clie IN (SELECT rep</text:p>
      <text:p text:style-name="P1"><text:s text:c="27"/>FROM pedidos</text:p>
      <text:p text:style-name="P1"><text:s text:c="27"/>WHERE importe &gt; 10000);</text:p>
      <text:p text:style-name="P1"><text:s text:c="4"/></text:p>
      <text:p text:style-name="P1"><text:s text:c="4"/></text:p>
      <text:p text:style-name="P1"><text:s text:c="4"/>op ANY</text:p>
      <text:p text:style-name="P1"><text:soft-page-break/><text:s text:c="4"/>Alguna fila de la subconsulta compleix la condició.</text:p>
      <text:p text:style-name="P1"><text:s text:c="4"/></text:p>
      <text:p text:style-name="P1"><text:s text:c="4"/>Mostra els clients que el seu límit de crèdit és superior al 30% de la quota d'algun representant de vendes.</text:p>
      <text:p text:style-name="P1"><text:s text:c="8"/>SELECT empresa</text:p>
      <text:p text:style-name="P1"><text:s text:c="8"/>FROM clientes</text:p>
      <text:p text:style-name="P1"><text:s text:c="8"/>WHERE limite_credito &gt; ANY (SELECT 0.3 * cuota</text:p>
      <text:p text:style-name="P1"><text:s text:c="36"/>FROM repventas);</text:p>
      <text:p text:style-name="P1"><text:s text:c="4"/></text:p>
      <text:p text:style-name="P1"><text:s text:c="4"/>op ALL</text:p>
      <text:p text:style-name="P1"><text:s text:c="4"/>Totes les files de la subconsulta compleixen la condició.</text:p>
      <text:p text:style-name="P1"><text:s text:c="4"/></text:p>
      <text:p text:style-name="P1"><text:s text:c="4"/>Mostra els clients que el seu límit de crèdit és superior al 10% de les vendes de tots els representant de vendes.</text:p>
      <text:p text:style-name="P1"><text:s text:c="8"/>SELECT empresa</text:p>
      <text:p text:style-name="P1"><text:s text:c="8"/>FROM clientes</text:p>
      <text:p text:style-name="P1"><text:s text:c="8"/>WHERE limite_credito &gt; ALL (SELECT 0.1 * ventas</text:p>
      <text:p text:style-name="P1"><text:s text:c="36"/>FROM repventas);</text:p>
      <text:p text:style-name="P1"><text:s text:c="4"/></text:p>
      <text:p text:style-name="P1"><text:s text:c="4"/>EXISTS</text:p>
      <text:p text:style-name="P1"><text:s text:c="4"/>La subconsulta retorna algun resultat.</text:p>
      <text:p text:style-name="P1"><text:s text:c="4"/></text:p>
      <text:p text:style-name="P1"><text:s text:c="4"/>Clients que han fet una comanda l'any 89.</text:p>
      <text:p text:style-name="P1"><text:s text:c="8"/>SELECT empresa</text:p>
      <text:p text:style-name="P1"><text:s text:c="8"/>FROM clientes</text:p>
      <text:p text:style-name="P1"><text:s text:c="8"/>WHERE EXISTS (SELECT *</text:p>
      <text:p text:style-name="P1"><text:s text:c="22"/>FROM pedidos</text:p>
      <text:p text:style-name="P1"><text:s text:c="22"/>WHERE num_clie = clie</text:p>
      <text:p text:style-name="P1"><text:s text:c="22"/>AND fecha_pedido BETWEEN '01-01-1989' AND '31-12-1989');</text:p>
      <text:p text:style-name="P1"><text:s text:c="22"/></text:p>
      <text:p text:style-name="P1"><text:s text:c="4"/>Clients que no han fet cap comanda l'any 89.</text:p>
      <text:p text:style-name="P1"><text:s text:c="8"/>SELECT empresa</text:p>
      <text:p text:style-name="P1"><text:s text:c="8"/>FROM clientes</text:p>
      <text:p text:style-name="P1"><text:s text:c="8"/>WHERE NOT EXISTS (SELECT *</text:p>
      <text:p text:style-name="P1"><text:s text:c="22"/>FROM pedidos</text:p>
      <text:p text:style-name="P1"><text:s text:c="22"/>WHERE num_clie = clie</text:p>
      <text:p text:style-name="P1"><text:s text:c="22"/>AND fecha_pedido BETWEEN '01-01-1989' AND '31-12-1989');</text:p>
      <text:p text:style-name="P1"><text:s text:c="4"/></text:p>
      <text:p text:style-name="P1"><text:s text:c="18"/></text:p>
      <text:p text:style-name="P1"><text:s text:c="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oler </meta:initial-creator>
    <meta:creation-date>2016-01-11T08:39:18.256831787</meta:creation-date>
    <dc:date>2016-01-11T08:41:41.540186902</dc:date>
    <dc:creator>msoler </dc:creator>
    <meta:editing-duration>PT2M22S</meta:editing-duration>
    <meta:editing-cycles>3</meta:editing-cycles>
    <meta:generator>LibreOffice/4.3.7.2$Linux_X86_64 LibreOffice_project/430$Build-2</meta:generator>
    <meta:document-statistic meta:table-count="0" meta:image-count="0" meta:object-count="0" meta:page-count="2" meta:paragraph-count="82" meta:word-count="331" meta:character-count="2887" meta:non-whitespace-character-count="1745"/>
  </office:meta>
</office:document-meta>
</file>